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17.383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6.653cm"/>
    </style:style>
    <style:style style:name="co9" style:family="table-column">
      <style:table-column-properties fo:break-before="auto" style:column-width="12.0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Overheads (scheduler and others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B_END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MEAN: 183 ns STD DEV: 36 ns VAR: 411 ns MAX: 446 ns MIN: 172 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Overhead (removed)</text:p>
          </table:table-cell>
          <table:table-cell office:value-type="string" calcext:value-type="string">
            <text:p>17 units</text:p>
          </table:table-cell>
          <table:table-cell office:value-type="string" calcext:value-type="string">
            <text:p>minim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/>
          <table:table-cell office:value-type="string" calcext:value-type="string">
            <text:p>MEAN: 866 ns STD DEV: 84 ns VAR: 2308 ns MAX: 1188 ns MIN: 825 ns</text:p>
          </table:table-cell>
          <table:table-cell office:value-type="float" office:value="1188" calcext:value-type="float">
            <text:p>118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IN schedulerCC (5Mhz)</text:p>
          </table:table-cell>
          <table:table-cell/>
        </table:table-row>
        <table:table-row table:style-name="ro1">
          <table:table-cell office:value-type="string" calcext:value-type="string">
            <text:p>Scheduler OVH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NO REEXEC</text:p>
          </table:table-cell>
          <table:table-cell office:value-type="string" calcext:value-type="string">
            <text:p>MEAN: 4878 ns STD DEV: 135 ns VAR: 5896 ns MAX: 5218 ns MIN: 4578 ns</text:p>
          </table:table-cell>
          <table:table-cell office:value-type="float" office:value="5128" calcext:value-type="float">
            <text:p>5128</text:p>
          </table:table-cell>
          <table:table-cell office:value-type="string" calcext:value-type="string">
            <text:p>COMM OVH</text:p>
          </table:table-cell>
          <table:table-cell table:formula="of:=[.E6]+[.F7]" office:value-type="float" office:value="5738" calcext:value-type="float">
            <text:p>5738</text:p>
          </table:table-cell>
          <table:table-cell office:value-type="string" calcext:value-type="string">
            <text:p>Overhead (removed)</text:p>
          </table:table-cell>
          <table:table-cell office:value-type="string" calcext:value-type="string">
            <text:p>136 units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408ns</text:p>
          </table:table-cell>
          <table:table-cell table:formula="of:=[.G6]/200" office:value-type="float" office:value="28.69" calcext:value-type="float">
            <text:p>28,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4794 ns STD DEV: 131 ns VAR: 5559 ns MAX: 5415 ns MIN: 4646 ns</text:p>
          </table:table-cell>
          <table:table-cell office:value-type="float" office:value="5412" calcext:value-type="float">
            <text:p>5412</text:p>
          </table:table-cell>
          <table:table-cell office:value-type="float" office:value="610" calcext:value-type="float">
            <text:p>610</text:p>
          </table:table-cell>
          <table:table-cell table:formula="of:=[.E7]+[.F7]" office:value-type="float" office:value="6022" calcext:value-type="float">
            <text:p>6022</text:p>
          </table:table-cell>
          <table:table-cell table:number-columns-repeated="4"/>
          <table:table-cell table:formula="of:=[.G7]/200" office:value-type="float" office:value="30.11" calcext:value-type="float">
            <text:p>30,11</text:p>
          </table:table-cell>
          <table:table-cell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CL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17106 ns STD DEV: 198 ns VAR: 12682 ns MAX: 17634 ns MIN: 16538 ns</text:p>
          </table:table-cell>
          <table:table-cell office:value-type="float" office:value="17634" calcext:value-type="float">
            <text:p>1763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20502 ns STD DEV: 162 ns VAR: 8494 ns MAX: 20982 ns MIN: 20006 ns</text:p>
          </table:table-cell>
          <table:table-cell office:value-type="float" office:value="20982" calcext:value-type="float">
            <text:p>20982</text:p>
          </table:table-cell>
          <table:table-cell/>
          <table:table-cell office:value-type="string" calcext:value-type="string">
            <text:p>Overhead (removed)</text:p>
          </table:table-cell>
          <table:table-cell office:value-type="string" calcext:value-type="string">
            <text:p>136 units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408n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22061 ns STD DEV: 170 ns VAR: 9375 ns MAX: 22471 ns MIN: 21612 ns</text:p>
          </table:table-cell>
          <table:table-cell office:value-type="float" office:value="22471" calcext:value-type="float">
            <text:p>2247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25442 ns STD DEV: 172 ns VAR: 9601 ns MAX: 26074 ns MIN: 24988 ns</text:p>
          </table:table-cell>
          <table:table-cell office:value-type="float" office:value="26074" calcext:value-type="float">
            <text:p>2607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31433 ns STD DEV: 153 ns VAR: 7592 ns MAX: 32126 ns MIN: 31022 ns</text:p>
          </table:table-cell>
          <table:table-cell office:value-type="float" office:value="32136" calcext:value-type="float">
            <text:p>3213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28060 ns STD DEV: 172 ns VAR: 9604 ns MAX: 28483 ns MIN: 27563 ns</text:p>
          </table:table-cell>
          <table:table-cell office:value-type="float" office:value="28483" calcext:value-type="float">
            <text:p>2848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32001 ns STD DEV: 204 ns VAR: 13584 ns MAX: 32757 ns MIN: 31268 ns</text:p>
          </table:table-cell>
          <table:table-cell office:value-type="float" office:value="32757" calcext:value-type="float">
            <text:p>3275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38338 ns STD DEV: 155 ns VAR: 7810 ns MAX: 38769 ns MIN: 37738 ns</text:p>
          </table:table-cell>
          <table:table-cell office:value-type="float" office:value="38769" calcext:value-type="float">
            <text:p>3876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51410 ns STD DEV: 204 ns VAR: 13498 ns MAX: 52868 ns MIN: 50745 ns</text:p>
          </table:table-cell>
          <table:table-cell office:value-type="float" office:value="52868" calcext:value-type="float">
            <text:p>5286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42259 ns STD DEV: 202 ns VAR: 13246 ns MAX: 42828 ns MIN: 41652 ns</text:p>
          </table:table-cell>
          <table:table-cell office:value-type="float" office:value="42828" calcext:value-type="float">
            <text:p>4282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50941 ns STD DEV: 223 ns VAR: 16191 ns MAX: 51545 ns MIN: 50240 ns</text:p>
          </table:table-cell>
          <table:table-cell office:value-type="float" office:value="51545" calcext:value-type="float">
            <text:p>5154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64169 ns STD DEV: 204 ns VAR: 13505 ns MAX: 64898 ns MIN: 63560 ns</text:p>
          </table:table-cell>
          <table:table-cell office:value-type="float" office:value="64898" calcext:value-type="float">
            <text:p>6489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91454 ns STD DEV: 180 ns VAR: 10535 ns MAX: 92102 ns MIN: 90874 ns</text:p>
          </table:table-cell>
          <table:table-cell office:value-type="float" office:value="92102" calcext:value-type="float">
            <text:p>9210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67965 ns STD DEV: 228 ns VAR: 16836 ns MAX: 68735 ns MIN: 67428 ns</text:p>
          </table:table-cell>
          <table:table-cell office:value-type="float" office:value="68735" calcext:value-type="float">
            <text:p>6873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90409 ns STD DEV: 227 ns VAR: 16760 ns MAX: 91003 ns MIN: 89729 ns</text:p>
          </table:table-cell>
          <table:table-cell office:value-type="float" office:value="91003" calcext:value-type="float">
            <text:p>91003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114227 ns STD DEV: 229 ns VAR: 16995 ns MAX: 115012 ns MIN: 113609 ns</text:p>
          </table:table-cell>
          <table:table-cell office:value-type="float" office:value="115012" calcext:value-type="float">
            <text:p>11501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EXEC</text:p>
          </table:table-cell>
          <table:table-cell office:value-type="string" calcext:value-type="string">
            <text:p>MEAN: 165053 ns STD DEV: 291 ns VAR: 27514 ns MAX: 165982 ns MIN: 163735 ns</text:p>
          </table:table-cell>
          <table:table-cell office:value-type="float" office:value="165982" calcext:value-type="float">
            <text:p>165982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execution time:</text:p>
          </table:table-cell>
          <table:table-cell table:number-columns-repeated="3"/>
          <table:table-cell office:value-type="string" calcext:value-type="string">
            <text:p>MAX delta</text:p>
          </table:table-cell>
          <table:table-cell office:value-type="string" calcext:value-type="string">
            <text:p>Min delta</text:p>
          </table:table-cell>
          <table:table-cell office:value-type="string" calcext:value-type="string">
            <text:p>Avg delta</text:p>
          </table:table-cell>
          <table:table-cell/>
          <table:table-cell office:value-type="string" calcext:value-type="string">
            <text:p>1c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</text:p>
          </table:table-cell>
          <table:table-cell table:formula="of:=4878-4794"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table:formula="of:=5415-5218" office:value-type="float" office:value="197" calcext:value-type="float">
            <text:p>197</text:p>
          </table:table-cell>
          <table:table-cell table:formula="of:=4646-4578" office:value-type="float" office:value="68" calcext:value-type="float">
            <text:p>68</text:p>
          </table:table-cell>
          <table:table-cell table:formula="of:=4878-4794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minimum is 84! more than 9 instructions, even supposing 1 instruction per CC, which is not likely. Conservative choic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 REEXEC</text:p>
          </table:table-cell>
          <table:table-cell/>
          <table:table-cell table:formula="of:=[.E10]-[.$G$29]" office:value-type="float" office:value="17550" calcext:value-type="float">
            <text:p>1755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EXEC</text:p>
          </table:table-cell>
          <table:table-cell/>
          <table:table-cell table:formula="of:=[.E11]-[.$G$29]" office:value-type="float" office:value="20898" calcext:value-type="float">
            <text:p>2089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 REEXEC</text:p>
          </table:table-cell>
          <table:table-cell/>
          <table:table-cell table:formula="of:=[.E12]-[.$G$29]" office:value-type="float" office:value="22387" calcext:value-type="float">
            <text:p>2238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 REEXEC</text:p>
          </table:table-cell>
          <table:table-cell/>
          <table:table-cell table:formula="of:=[.E13]-[.$G$29]" office:value-type="float" office:value="25990" calcext:value-type="float">
            <text:p>2599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REEXEC</text:p>
          </table:table-cell>
          <table:table-cell/>
          <table:table-cell table:formula="of:=[.E14]-[.$G$29]" office:value-type="float" office:value="32052" calcext:value-type="float">
            <text:p>3205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EXEC</text:p>
          </table:table-cell>
          <table:table-cell/>
          <table:table-cell table:formula="of:=[.E15]-[.$G$29]" office:value-type="float" office:value="28399" calcext:value-type="float">
            <text:p>28399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EXEC</text:p>
          </table:table-cell>
          <table:table-cell/>
          <table:table-cell table:formula="of:=[.E16]-[.$G$29]" office:value-type="float" office:value="32673" calcext:value-type="float">
            <text:p>3267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 REEXEC</text:p>
          </table:table-cell>
          <table:table-cell/>
          <table:table-cell table:formula="of:=[.E17]-[.$G$29]" office:value-type="float" office:value="38685" calcext:value-type="float">
            <text:p>3868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REEXEC</text:p>
          </table:table-cell>
          <table:table-cell/>
          <table:table-cell table:formula="of:=[.E18]-[.$G$29]" office:value-type="float" office:value="52784" calcext:value-type="float">
            <text:p>5278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EXEC</text:p>
          </table:table-cell>
          <table:table-cell/>
          <table:table-cell table:formula="of:=[.E19]-[.$G$29]" office:value-type="float" office:value="42744" calcext:value-type="float">
            <text:p>4274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EXEC</text:p>
          </table:table-cell>
          <table:table-cell/>
          <table:table-cell table:formula="of:=[.E20]-[.$G$29]" office:value-type="float" office:value="51461" calcext:value-type="float">
            <text:p>5146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 REEXEC</text:p>
          </table:table-cell>
          <table:table-cell/>
          <table:table-cell table:formula="of:=[.E21]-[.$G$29]" office:value-type="float" office:value="64814" calcext:value-type="float">
            <text:p>6481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NO REEXEC</text:p>
          </table:table-cell>
          <table:table-cell/>
          <table:table-cell table:formula="of:=[.E22]-[.$G$29]" office:value-type="float" office:value="92018" calcext:value-type="float">
            <text:p>9201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REEXEC</text:p>
          </table:table-cell>
          <table:table-cell/>
          <table:table-cell table:formula="of:=[.E23]-[.$G$29]" office:value-type="float" office:value="68651" calcext:value-type="float">
            <text:p>6865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REEXEC</text:p>
          </table:table-cell>
          <table:table-cell/>
          <table:table-cell table:formula="of:=[.E24]-[.$G$29]" office:value-type="float" office:value="90919" calcext:value-type="float">
            <text:p>90919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 REEXEC</text:p>
          </table:table-cell>
          <table:table-cell/>
          <table:table-cell table:formula="of:=[.E25]-[.$G$29]" office:value-type="float" office:value="114928" calcext:value-type="float">
            <text:p>11492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REEXEC</text:p>
          </table:table-cell>
          <table:table-cell/>
          <table:table-cell table:formula="of:=[.E26]-[.$G$29]" office:value-type="float" office:value="165898" calcext:value-type="float">
            <text:p>165898</text:p>
          </table:table-cell>
          <table:table-cell table:number-columns-repeated="8"/>
        </table:table-row>
      </table:table>
      <table:table table:name="Benchmark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ATNA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33732 &amp; 38782 &amp; 31895 &amp; 413207 &amp; 112.08</text:p>
          </table:table-cell>
          <table:table-cell office:value-type="string" calcext:value-type="string">
            <text:p>Overhead (removed)</text:p>
          </table:table-cell>
          <table:table-cell office:value-type="string" calcext:value-type="string">
            <text:p>17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368387 &amp; 373708 &amp; 366148 &amp; 417461 &amp; 1943.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30354 &amp; 30905 &amp; 29683 &amp; 12857 &amp; 69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34138 &amp; 34643 &amp; 33298 &amp; 12610 &amp; 89.4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30325 &amp; 33637 &amp; 29302 &amp; 63432 &amp; 83.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118638 &amp; 122342 &amp; 117520 &amp; 72612 &amp; 569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8595 &amp; 29209 &amp; 28086 &amp; 14055 &amp; 59.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32105 &amp; 32766 &amp; 31443 &amp; 12934 &amp; 79.1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17633 &amp; 18286 &amp; 17231 &amp; 11691 &amp; 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det</text:p>
          </table:table-cell>
          <table:table-cell table:number-columns-repeated="2"/>
          <table:table-cell office:value-type="string" calcext:value-type="string">
            <text:p>20659 &amp; 21194 &amp; 20114 &amp; 12118 &amp; 15.9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ANN 4 input nodes</text:p>
          </table:table-cell>
          <table:table-cell office:value-type="string" calcext:value-type="string">
            <text:p>S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587082 &amp; 588437 &amp; 586292 &amp; 27922 &amp; 12.82</text:p>
          </table:table-cell>
          <table:table-cell office:value-type="string" calcext:value-type="string">
            <text:p>Overhead (removed)</text:p>
          </table:table-cell>
          <table:table-cell office:value-type="string" calcext:value-type="string">
            <text:p>17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1060981 &amp; 1070612 &amp; 1058492 &amp; 304381 &amp; 105.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571426 &amp; 573031 &amp; 569662 &amp; 50921 &amp; 9.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577582 &amp; 579166 &amp; 576403 &amp; 63676 &amp; 11.04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589277 &amp; 596557 &amp; 587883 &amp; 129283 &amp; 14.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693473 &amp; 700588 &amp; 691757 &amp; 126705 &amp; 34.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573863 &amp; 575363 &amp; 572594 &amp; 52145 &amp; 10.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579711 &amp; 581662 &amp; 578566 &amp; 44941 &amp; 11.5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520124 &amp; 521594 &amp; 518545 &amp; 46336 &amp; 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det</text:p>
          </table:table-cell>
          <table:table-cell table:number-columns-repeated="2"/>
          <table:table-cell table:style-name="ce3" office:value-type="string" calcext:value-type="string">
            <text:p>537333 &amp; 538788 &amp; 535843 &amp; 53291 &amp; 3.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AUSS</text:p>
          </table:table-cell>
          <table:table-cell office:value-type="string" calcext:value-type="string">
            <text:p>S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374827357 &amp; 1374900935 &amp; 1374744172 &amp; 139211236 &amp; 16.01</text:p>
          </table:table-cell>
          <table:table-cell office:value-type="string" calcext:value-type="string">
            <text:p>Overhead (removed)</text:p>
          </table:table-cell>
          <table:table-cell office:value-type="string" calcext:value-type="string">
            <text:p>17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1375479527 &amp; 1375555394 &amp; 1375419055 &amp; 116743186 &amp; 16.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370636943 &amp; 1370732982 &amp; 1370541412 &amp; 178921879 &amp; 15.6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1372597051 &amp; 1372653197 &amp; 1372539068 &amp; 78089520 &amp; 15.8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372496936 &amp; 1372589009 &amp; 1372415422 &amp; 165042786 &amp; 15.8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1375928530 &amp; 1376017972 &amp; 1375852517 &amp; 137364808 &amp; 16.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370108787 &amp; 1370209280 &amp; 1369955526 &amp; 302868441 &amp; 15.6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1375094390 &amp; 1375128468 &amp; 1375056274 &amp; 32495344 &amp; 16.0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1185055407 &amp; 1185112240 &amp; 1185002040 &amp; 78097006 &amp; 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det</text:p>
          </table:table-cell>
          <table:table-cell table:number-columns-repeated="2"/>
          <table:table-cell office:value-type="string" calcext:value-type="string">
            <text:p>1338731161 &amp; 1338812766 &amp; 1338652526 &amp; 152088526 &amp; 12.9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FT</text:p>
          </table:table-cell>
          <table:table-cell office:value-type="string" calcext:value-type="string">
            <text:p>S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533251767 &amp; 2533428978 &amp; 2533073551 &amp; 783611974 &amp; 73.39</text:p>
          </table:table-cell>
          <table:table-cell office:value-type="string" calcext:value-type="string">
            <text:p>Overhead (removed)</text:p>
          </table:table-cell>
          <table:table-cell office:value-type="string" calcext:value-type="string">
            <text:p>17 uni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2538708127 &amp; 2538945732 &amp; 2538513517 &amp; 981078827 &amp; 73.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832594407 &amp; 1832704954 &amp; 1832485102 &amp; 280113265 &amp; 25.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1836377916 &amp; 1836502800 &amp; 1836246055 &amp; 396293898 &amp; 25.69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903520071 &amp; 1907012997 &amp; 1900171735 &amp; 270190525167 &amp; 30.5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1908029417 &amp; 1910766255 &amp; 1905155517 &amp; 194409683712 &amp; 30.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854315847 &amp; 1854432714 &amp; 1854196203 &amp; 297712121 &amp; 26.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in</text:p>
          </table:table-cell>
          <table:table-cell office:value-type="string" calcext:value-type="string">
            <text:p>1858387870 &amp; 1858527898 &amp; 1858219040 &amp; 379789298 &amp; 27.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1461044249 &amp; 1461136517 &amp; 1460933846 &amp; 207708065 &amp; 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det</text:p>
          </table:table-cell>
          <table:table-cell table:number-columns-repeated="2"/>
          <table:table-cell office:value-type="string" calcext:value-type="string">
            <text:p>1781813922 &amp; 1781918538 &amp; 1781723849 &amp; 236166926 &amp; 21.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1:37.490547670</meta:creation-date>
    <dc:date>2024-02-05T11:07:01.983385541</dc:date>
    <meta:editing-duration>P2DT15H17M52S</meta:editing-duration>
    <meta:editing-cycles>44</meta:editing-cycles>
    <meta:generator>LibreOffice/7.3.7.2$Linux_X86_64 LibreOffice_project/30$Build-2</meta:generator>
    <meta:document-statistic meta:table-count="2" meta:cell-count="330" meta:object-count="0"/>
  </office:meta>
</office:document-meta>
</file>